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Cantarell Light" svg:font-family="'Cantarell Light'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Lato Black" fo:font-size="15pt" officeooo:rsid="0013a644" officeooo:paragraph-rsid="0013a644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officeooo:rsid="0013a644" officeooo:paragraph-rsid="0013a644"/>
    </style:style>
    <style:style style:name="P3" style:family="paragraph" style:parent-style-name="Standard">
      <style:paragraph-properties fo:text-align="center" style:justify-single-word="false"/>
      <style:text-properties style:font-name="Lato Black" fo:font-size="22pt" officeooo:rsid="0013a644" officeooo:paragraph-rsid="0013a644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style:font-name="Caladea" fo:font-size="12pt" officeooo:rsid="0013a644" officeooo:paragraph-rsid="0013a644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aladea" fo:font-size="12pt" style:text-underline-style="solid" style:text-underline-width="auto" style:text-underline-color="font-color" officeooo:rsid="0013a644" officeooo:paragraph-rsid="0013a64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paragraph-rsid="0013a644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Lato Black" fo:font-size="15pt" style:font-size-asian="15pt" style:font-size-complex="15pt"/>
    </style:style>
    <style:style style:name="T1" style:family="text">
      <style:text-properties style:font-name="Caladea" fo:font-size="12pt" officeooo:rsid="0013a644" style:font-size-asian="10.5pt" style:font-size-complex="12pt"/>
    </style:style>
    <style:style style:name="T2" style:family="text">
      <style:text-properties style:font-name="Lato Black"/>
    </style:style>
    <style:style style:name="T3" style:family="text">
      <style:text-properties style:font-name="Lato Black" fo:font-size="15pt" style:font-size-asian="15pt" style:font-size-complex="15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textarea-horizontal-align="justify" draw:textarea-vertical-align="middle" draw:auto-grow-height="false" fo:min-height="0.5925in" fo:min-width="1.15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5457in" fo:min-width="1.17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 style:parent-style-name="Frame">
      <style:graphic-properties draw:textarea-horizontal-align="justify" draw:textarea-vertical-align="middle" draw:auto-grow-height="false" fo:min-height="0.5835in" fo:min-width="1.1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textarea-horizontal-align="justify" draw:textarea-vertical-align="middle" draw:auto-grow-height="false" fo:min-height="0.5925in" fo:min-width="1.25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 SITE MAP</text:p>
      <text:p text:style-name="P4"/>
      <text:p text:style-name="P4"><draw:custom-shape text:anchor-type="paragraph" draw:z-index="0" draw:name="Shape 1" draw:style-name="gr5" svg:width="1.3232in" svg:height="0.6567in" svg:x="3.0043in" svg:y="0.1409in"><text:p text:style-name="P1">HOM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/>
      <text:p text:style-name="P4"/>
      <text:p text:style-name="P4"><draw:line text:anchor-type="paragraph" draw:z-index="1" draw:name="Vertical line 1" draw:style-name="gr1" draw:text-style-name="P7" svg:x1="3.6083in" svg:y1="0.0165in" svg:x2="3.6083in" svg:y2="0.4646in"><text:p/></draw:line></text:p>
      <text:p text:style-name="P4"/>
      <text:p text:style-name="P4"><draw:custom-shape text:anchor-type="paragraph" draw:z-index="2" draw:name="Shape 2" draw:style-name="gr4" svg:width="1.2398in" svg:height="0.6461in" svg:x="3.0772in" svg:y="0.0535in"><text:p text:style-name="P1">AB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/>
      <text:p text:style-name="P4"><draw:line text:anchor-type="paragraph" draw:z-index="3" draw:name="Vertical line 2" draw:style-name="gr1" draw:text-style-name="P7" svg:x1="3.5665in" svg:y1="0.1138in" svg:x2="3.5665in" svg:y2="0.5201in"><text:p/></draw:line></text:p>
      <text:p text:style-name="P4"/>
      <text:p text:style-name="P4"><draw:custom-shape text:anchor-type="paragraph" draw:z-index="4" draw:name="Shape 3" draw:style-name="gr3" draw:text-style-name="P8" svg:width="1.2295in" svg:height="0.6043in" svg:x="3.1083in" svg:y="0.1193in"><text:p text:style-name="P7"><text:span text:style-name="T3">GALLER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/>
      <text:p text:style-name="P4"><draw:line text:anchor-type="paragraph" draw:z-index="6" draw:name="Vertical line 3" draw:style-name="gr1" draw:text-style-name="P7" svg:x1="3.5772in" svg:y1="0.1382in" svg:x2="3.5772in" svg:y2="0.711in"><text:p/></draw:line></text:p>
      <text:p text:style-name="P4"/>
      <text:p text:style-name="P4"/>
      <text:p text:style-name="P4"><draw:custom-shape text:anchor-type="paragraph" draw:z-index="5" draw:name="Shape 4" draw:style-name="gr2" svg:width="1.2189in" svg:height="0.6567in" svg:x="3.0772in" svg:y="0.1256in"><text:p text:style-name="P1">CONTAC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/>
      <text:p text:style-name="P4"/>
      <text:p text:style-name="P4"/>
      <text:p text:style-name="P4"/>
      <text:p text:style-name="P5">Goals of my website</text:p>
      <text:p text:style-name="P4">To hire me as website developer</text:p>
      <text:p text:style-name="P4">Learn more about me and my projects</text:p>
      <text:p text:style-name="P6"><text:span text:style-name="T1">Email sign up to keep in touch</text:span></text:p>
      <text:p text:style-name="P6"/>
      <text:p text:style-name="P6"/>
      <text:p text:style-name="P2">Walakira Alex 20/bcc/bu/r/000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Cantarell Light" svg:font-family="'Cantarell Light'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7:56:11.471670908</meta:creation-date>
    <dc:date>2022-11-08T18:25:02.049280797</dc:date>
    <meta:editing-duration>PT28M55S</meta:editing-duration>
    <meta:editing-cycles>1</meta:editing-cycles>
    <meta:document-statistic meta:table-count="0" meta:image-count="0" meta:object-count="0" meta:page-count="1" meta:paragraph-count="9" meta:word-count="33" meta:character-count="172" meta:non-whitespace-character-count="148"/>
    <meta:generator>LibreOffice/7.4.1.2$Linux_X86_64 LibreOffice_project/40$Build-2</meta:generator>
  </office:meta>
</office:document-meta>
</file>